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DateConverter.SqlDateConverter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DateConverter.getDefaul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DateConverter.SqlDat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